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va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1108484370896" calcext:value-type="float">
            <text:p>0.54110848437089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6599692005481" calcext:value-type="float">
            <text:p>1.7659969200548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48829738412116" calcext:value-type="float">
            <text:p>0.44882973841211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9975051975052" calcext:value-type="float">
            <text:p>0.239975051975052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7100828230444" calcext:value-type="float">
            <text:p>0.35710082823044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423223386254335" calcext:value-type="float">
            <text:p>0.04232233862543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76761964445485" calcext:value-type="float">
            <text:p>0.47676196444548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7651680842446" calcext:value-type="float">
            <text:p>0.38765168084244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7645261744174" calcext:value-type="float">
            <text:p>1.0764526174417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55327882933661" calcext:value-type="float">
            <text:p>0.95532788293366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2472320880842" calcext:value-type="float">
            <text:p>0.872472320880842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38095831449434" calcext:value-type="float">
            <text:p>0.23809583144943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0522739894365" calcext:value-type="float">
            <text:p>0.6052273989436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2917663701082" calcext:value-type="float">
            <text:p>0.852917663701082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5956687168625" calcext:value-type="float">
            <text:p>0.31595668716862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29278751509168" calcext:value-type="float">
            <text:p>0.429278751509168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86828960211288" calcext:value-type="float">
            <text:p>0.686828960211288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49235584377337" calcext:value-type="float">
            <text:p>0.24923558437733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97155939068416" calcext:value-type="float">
            <text:p>0.89715593906841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7640135353833" calcext:value-type="float">
            <text:p>0.567640135353833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652017380509" calcext:value-type="float">
            <text:p>0.2652017380509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569438263960759" calcext:value-type="float">
            <text:p>0.569438263960759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8150958816147" calcext:value-type="float">
            <text:p>1.0815095881614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68159557184345" calcext:value-type="float">
            <text:p>0.76815955718434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64099141509846" calcext:value-type="float">
            <text:p>0.96409914150984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22722164571308" calcext:value-type="float">
            <text:p>0.522722164571308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69697943315676" calcext:value-type="float">
            <text:p>0.96969794331567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63503273862192" calcext:value-type="float">
            <text:p>0.363503273862192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466212555151" calcext:value-type="float">
            <text:p>2.0346621255515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2625368237815" calcext:value-type="float">
            <text:p>2.5262536823781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5553737370705" calcext:value-type="float">
            <text:p>1.6555373737070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3540589884029" calcext:value-type="float">
            <text:p>1.43540589884029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8173496721464" calcext:value-type="float">
            <text:p>1.2817349672146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3395710004211" calcext:value-type="float">
            <text:p>1.1339571000421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4100062786317" calcext:value-type="float">
            <text:p>1.2410006278631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273602867062" calcext:value-type="float">
            <text:p>1.33273602867062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01008598996111" calcext:value-type="float">
            <text:p>2.0100859899611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68864682616871" calcext:value-type="float">
            <text:p>1.6886468261687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68390224044869" calcext:value-type="float">
            <text:p>1.68390224044869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03068461382725" calcext:value-type="float">
            <text:p>2.03068461382725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48186354532088" calcext:value-type="float">
            <text:p>1.48186354532088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675937048714" calcext:value-type="float">
            <text:p>1.567593704871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29968371467026" calcext:value-type="float">
            <text:p>1.29968371467026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8281588712937" calcext:value-type="float">
            <text:p>1.0828158871293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12486453585903" calcext:value-type="float">
            <text:p>2.12486453585903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19459179554508" calcext:value-type="float">
            <text:p>1.19459179554508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42102114980927" calcext:value-type="float">
            <text:p>1.4210211498092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46263026359221" calcext:value-type="float">
            <text:p>1.4626302635922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41084536082474" calcext:value-type="float">
            <text:p>0.641084536082474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5481283796057" calcext:value-type="float">
            <text:p>1.548128379605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1287975081363" calcext:value-type="float">
            <text:p>1.31287975081363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2960496541023" calcext:value-type="float">
            <text:p>1.32960496541023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3323376545791" calcext:value-type="float">
            <text:p>1.23323376545791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79815267314887" calcext:value-type="float">
            <text:p>1.7981526731488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29687171108683" calcext:value-type="float">
            <text:p>2.29687171108683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98637881210897" calcext:value-type="float">
            <text:p>1.98637881210897</text:p>
          </table:table-cell>
          <table:table-cell office:value-type="string" calcext:value-type="string">
            <text:p>BLT1R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429804550219" calcext:value-type="float">
            <text:p>0.691429804550219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7215496909337" calcext:value-type="float">
            <text:p>0.56721549690933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178310899001" calcext:value-type="float">
            <text:p>1.04178310899001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0314055436321" calcext:value-type="float">
            <text:p>0.690314055436321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5112575507963" calcext:value-type="float">
            <text:p>0.63511257550796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1270899920557" calcext:value-type="float">
            <text:p>0.63127089992055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4040654914378" calcext:value-type="float">
            <text:p>0.364040654914378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260692574483" calcext:value-type="float">
            <text:p>0.8926069257448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8673921880197" calcext:value-type="float">
            <text:p>0.90867392188019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34416914634" calcext:value-type="float">
            <text:p>0.817934416914634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6425005727933" calcext:value-type="float">
            <text:p>0.60642500572793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3131938580855" calcext:value-type="float">
            <text:p>0.55313193858085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1192269169418" calcext:value-type="float">
            <text:p>0.981192269169418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0183816147345" calcext:value-type="float">
            <text:p>0.71018381614734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3912745082747" calcext:value-type="float">
            <text:p>0.65391274508274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7032244313857" calcext:value-type="float">
            <text:p>0.48703224431385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4439420588804" calcext:value-type="float">
            <text:p>0.874439420588804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38984637158445" calcext:value-type="float">
            <text:p>0.63898463715844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befo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1429804550219" calcext:value-type="float">
            <text:p>0.691429804550219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7215496909337" calcext:value-type="float">
            <text:p>0.56721549690933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4178310899001" calcext:value-type="float">
            <text:p>1.04178310899001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90314055436321" calcext:value-type="float">
            <text:p>0.690314055436321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5112575507963" calcext:value-type="float">
            <text:p>0.63511257550796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1270899920557" calcext:value-type="float">
            <text:p>0.63127089992055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4040654914378" calcext:value-type="float">
            <text:p>0.364040654914378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9260692574483" calcext:value-type="float">
            <text:p>0.8926069257448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8673921880197" calcext:value-type="float">
            <text:p>0.90867392188019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17934416914634" calcext:value-type="float">
            <text:p>0.817934416914634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06425005727933" calcext:value-type="float">
            <text:p>0.606425005727933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3131938580855" calcext:value-type="float">
            <text:p>0.55313193858085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1192269169418" calcext:value-type="float">
            <text:p>0.981192269169418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10183816147345" calcext:value-type="float">
            <text:p>0.71018381614734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3912745082747" calcext:value-type="float">
            <text:p>0.65391274508274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7032244313857" calcext:value-type="float">
            <text:p>0.487032244313857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74439420588804" calcext:value-type="float">
            <text:p>0.874439420588804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38984637158445" calcext:value-type="float">
            <text:p>0.638984637158445</text:p>
          </table:table-cell>
          <table:table-cell office:value-type="string" calcext:value-type="string">
            <text:p>GEM-LTB4</text:p>
          </table:table-cell>
          <table:table-cell office:value-type="string" calcext:value-type="string">
            <text:p>af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21:26:43.042960958</meta:creation-date>
    <dc:date>2022-06-04T22:02:33.846204252</dc:date>
    <meta:editing-duration>PT35M51S</meta:editing-duration>
    <meta:editing-cycles>1</meta:editing-cycles>
    <meta:document-statistic meta:table-count="1" meta:cell-count="372" meta:object-count="0"/>
    <meta:generator>LibreOffice/6.4.7.2$Linux_X86_64 LibreOffice_project/40$Build-2</meta:generator>
  </office:meta>
</office:document-meta>
</file>